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</office:automatic-styles>
  <office:body>
    <office:text text:use-soft-page-breaks="true">
      <text:p text:style-name="P1">Comment jouer </text:p>
      <text:p text:style-name="Normal"/>
      <text:h text:style-name="Titre1" text:outline-level="1">Commandes :<text:s/></text:h>
      <text:list text:style-name="LFO3" text:continue-numbering="true">
        <text:list-item>
          <text:p text:style-name="P2">Le joueur se déplace avec la croix directionnelle ou avec ZQSD</text:p>
        </text:list-item>
        <text:list-item>
          <text:p text:style-name="P3">La visée et le tir (clic gauche) se font à la souris</text:p>
        </text:list-item>
        <text:list-item>
          <text:p text:style-name="P4">Changement d’armes avec 1 (pistolet) et 2 (mitraillette)<text:s/></text:p>
        </text:list-item>
      </text:list>
      <text:p text:style-name="Normal"/>
      <text:h text:style-name="Titre1" text:outline-level="1">Loot :</text:h>
      <text:list text:style-name="LFO1" text:continue-numbering="true">
        <text:list-item>
          <text:p text:style-name="P5">Vert : récupération de point de vie</text:p>
        </text:list-item>
        <text:list-item>
          <text:p text:style-name="P6">Bleu : récupération de munition pour la mitraillette</text:p>
        </text:list-item>
        <text:list-item>
          <text:p text:style-name="P7">Rouge : augmentation permanente des dégâts des armes</text:p>
        </text:list-item>
        <text:list-item>
          <text:p text:style-name="P8">Jaune : Augmentation permanente du maximum des points de vie</text:p>
        </text:list-item>
      </text:list>
      <text:h text:style-name="Titre1" text:outline-level="1"/>
      <text:h text:style-name="Titre1" text:outline-level="1">Bugs connus :</text:h>
      <text:list text:style-name="LFO1" text:continue-numbering="true">
        <text:list-item>
          <text:p text:style-name="P9">Certains ennemis rencontrent un « mur invisible »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</meta:initial-creator>
    <dc:creator>Chris</dc:creator>
    <meta:creation-date>2017-12-22T10:06:00Z</meta:creation-date>
    <dc:date>2017-12-22T10:14:00Z</dc:date>
    <meta:template xlink:href="Normal" xlink:type="simple"/>
    <meta:editing-cycles>1</meta:editing-cycles>
    <meta:editing-duration>PT480S</meta:editing-duration>
    <meta:document-statistic meta:page-count="1" meta:paragraph-count="1" meta:word-count="73" meta:character-count="479" meta:row-count="3" meta:non-whitespace-character-count="407"/>
  </office:meta>
</office:document-meta>
</file>